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Why This Wasn’t Obvious</text:h>
      <text:p text:style-name="Text_20_body">The concept of per-asset cryptographic receipts was not suggested by prior art because the relevant communities framed the problem differently. Cryptographic research focused on aggregate deletion proofs, device erasure, or server attestations; regulatory practice relied on policy logs and operator assertions. No work linked the <text:span text:style-name="Emphasis">regulatory granularity of liability</text:span> (penalties assessed per asset) with a <text:span text:style-name="Emphasis">scalable cryptographic primitive</text:span> that could generate receipts for each individual asset. Assumptions of prohibitive computational cost further deterred exploration, even though modern Merkle accumulators and forward-secure key schedules make per-asset proofs efficient on commodity hardware. The present invention arises from reconciling legal incentives with cryptographic constructs — a synthesis absent in prior ar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22:27:31.364172200</meta:creation-date>
    <dc:date>2025-09-19T22:27:50.284176400</dc:date>
    <meta:editing-duration>PT19S</meta:editing-duration>
    <meta:editing-cycles>1</meta:editing-cycles>
    <meta:document-statistic meta:table-count="0" meta:image-count="0" meta:object-count="0" meta:page-count="1" meta:paragraph-count="2" meta:word-count="111" meta:character-count="847" meta:non-whitespace-character-count="737"/>
    <meta:generator>LibreOffice/25.8.1.1$Windows_X86_64 LibreOffice_project/54047653041915e595ad4e45cccea684809c77b5</meta:generator>
  </office:meta>
</office:document-meta>
</file>